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13cm" fo:margin-left="0cm" table:align="left"/>
    </style:style>
    <style:style style:name="Tableau2.A" style:family="table-column">
      <style:table-column-properties style:column-width="2.09cm"/>
    </style:style>
    <style:style style:name="Tableau2.B" style:family="table-column">
      <style:table-column-properties style:column-width="4.313cm"/>
    </style:style>
    <style:style style:name="Tableau2.C" style:family="table-column">
      <style:table-column-properties style:column-width="4.939cm"/>
    </style:style>
    <style:style style:name="Tableau2.D" style:family="table-column">
      <style:table-column-properties style:column-width="5.671cm"/>
    </style:style>
    <style:style style:name="Tableau2.A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805cm"/>
    </style:style>
    <style:style style:name="Tableau1.B" style:family="table-column">
      <style:table-column-properties style:column-width="14.208cm"/>
    </style:style>
    <style:style style:name="Tableau1.A1" style:family="table-cell">
      <style:table-cell-properties fo:padding="0.097cm" fo:border="0.05pt solid #000000"/>
    </style:style>
    <style:style style:name="Tableau1.A2" style:family="table-cell">
      <style:table-cell-properties fo:background-color="#e6e6e6"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use-window-font-color="true" style:font-name="Liberation Serif1" fo:font-weight="normal" officeooo:rsid="007e73ab" officeooo:paragraph-rsid="007e73ab" style:font-weight-asian="normal" style:font-weight-complex="normal"/>
    </style:style>
    <style:style style:name="P2" style:family="paragraph" style:parent-style-name="Standard">
      <style:text-properties style:use-window-font-color="true" style:font-name="Arial1" fo:font-size="10pt" fo:font-weight="normal" officeooo:rsid="008c10c5" officeooo:paragraph-rsid="008c10c5" fo:background-color="transparent" style:font-size-asian="10pt" style:font-weight-asian="normal" style:font-size-complex="10pt" style:font-weight-complex="normal"/>
    </style:style>
    <style:style style:name="P3" style:family="paragraph" style:parent-style-name="Standard">
      <style:text-properties style:use-window-font-color="true" style:font-name="Arial1" fo:font-size="10pt" fo:font-weight="normal" officeooo:rsid="00a19bbc" officeooo:paragraph-rsid="00a19bbc" fo:background-color="transparent" style:font-size-asian="10pt" style:font-weight-asian="normal" style:font-size-complex="10pt" style:font-weight-complex="normal"/>
    </style:style>
    <style:style style:name="P4" style:family="paragraph" style:parent-style-name="Standard">
      <style:text-properties style:use-window-font-color="true" style:font-name="Arial1" fo:font-size="10pt" fo:font-weight="normal" officeooo:rsid="00aa6054" officeooo:paragraph-rsid="00b679d8" fo:background-color="transparent"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style:use-window-font-color="true" style:font-name="Arial1" fo:font-size="10pt" fo:font-weight="normal" officeooo:rsid="00b679d8" officeooo:paragraph-rsid="00ae204a" fo:background-color="transparent"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use-window-font-color="true" style:font-name="Arial1" fo:font-size="10pt" fo:font-weight="normal" officeooo:rsid="00b453e8" officeooo:paragraph-rsid="00b679d8" fo:background-color="transparent" style:font-size-asian="10pt" style:font-weight-asian="normal" style:font-size-complex="10pt" style:font-weight-complex="normal"/>
    </style:style>
    <style:style style:name="P7" style:family="paragraph" style:parent-style-name="Standard">
      <style:text-properties style:use-window-font-color="true" style:font-name="Arial1" fo:font-size="10pt" fo:font-weight="normal" officeooo:rsid="00bc8429" officeooo:paragraph-rsid="00bc8429" fo:background-color="transparent" style:font-size-asian="10pt" style:font-weight-asian="normal" style:font-size-complex="10pt" style:font-weight-complex="normal"/>
    </style:style>
    <style:style style:name="P8" style:family="paragraph" style:parent-style-name="Standard">
      <style:text-properties style:use-window-font-color="true" style:font-name="Arial1" fo:font-size="10pt" fo:font-weight="normal" officeooo:rsid="00aa6054" officeooo:paragraph-rsid="00aa6054" style:font-size-asian="10pt" style:font-weight-asian="normal" style:font-size-complex="10pt" style:font-weight-complex="normal"/>
    </style:style>
    <style:style style:name="P9" style:family="paragraph" style:parent-style-name="Standard">
      <style:text-properties style:use-window-font-color="true" style:font-name="Arial1" fo:font-size="10pt" officeooo:rsid="00b213aa" officeooo:paragraph-rsid="00b213aa" style:font-size-asian="10pt" style:font-size-complex="10pt"/>
    </style:style>
    <style:style style:name="P10" style:family="paragraph" style:parent-style-name="Standard">
      <style:paragraph-properties fo:text-align="justify" style:justify-single-word="false"/>
      <style:text-properties style:use-window-font-color="true" style:font-name="Arial1" fo:font-size="10pt" officeooo:rsid="00a19bbc" officeooo:paragraph-rsid="00ae204a" fo:background-color="transparent" style:font-size-asian="10pt" style:font-size-complex="10pt"/>
    </style:style>
    <style:style style:name="P11" style:family="paragraph" style:parent-style-name="Standard">
      <style:paragraph-properties fo:text-align="justify" style:justify-single-word="false"/>
      <style:text-properties style:use-window-font-color="true" style:font-name="Arial1" fo:font-size="10pt" officeooo:rsid="00b25838" officeooo:paragraph-rsid="00b679d8" fo:background-color="transparent" style:font-size-asian="10pt" style:font-size-complex="10pt"/>
    </style:style>
    <style:style style:name="P12" style:family="paragraph" style:parent-style-name="Standard">
      <style:paragraph-properties fo:text-align="justify" style:justify-single-word="false"/>
      <style:text-properties style:use-window-font-color="true" style:font-name="Arial1" fo:font-size="10pt" officeooo:rsid="00b80283" officeooo:paragraph-rsid="00b80283" fo:background-color="transparent" style:font-size-asian="10pt" style:font-size-complex="10pt"/>
    </style:style>
    <style:style style:name="P13" style:family="paragraph" style:parent-style-name="Standard">
      <style:text-properties style:use-window-font-color="true" style:text-outline="false" style:text-line-through-style="none" style:text-line-through-type="none" style:font-name="Arial" fo:font-size="10pt" fo:font-style="normal" fo:text-shadow="none" style:text-underline-style="none" fo:font-weight="normal" officeooo:rsid="008a0d74" officeooo:paragraph-rsid="007c929e" fo:background-color="transparent" style:font-size-asian="10pt" style:font-style-asian="normal" style:font-weight-asian="normal" style:font-size-complex="10pt" style:font-weight-complex="normal" style:text-emphasize="none"/>
    </style:style>
    <style:style style:name="P14" style:family="paragraph" style:parent-style-name="Standard">
      <style:paragraph-properties fo:text-align="center" style:justify-single-word="false"/>
      <style:text-properties style:font-name="Arial1" fo:font-size="10pt" fo:font-weight="bold" officeooo:rsid="0007ca86" officeooo:paragraph-rsid="0007ca86" style:font-size-asian="10pt" style:font-weight-asian="bold" style:font-size-complex="10pt" style:font-weight-complex="bold"/>
    </style:style>
    <style:style style:name="P15" style:family="paragraph" style:parent-style-name="Standard">
      <style:paragraph-properties fo:text-align="center" style:justify-single-word="false"/>
      <style:text-properties style:font-name="Arial1" fo:font-size="10pt" fo:font-weight="bold" officeooo:rsid="0007ca86" officeooo:paragraph-rsid="007c929e"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Arial1" fo:font-size="10pt" fo:font-weight="bold" officeooo:rsid="0007ca86" officeooo:paragraph-rsid="00825d4c" style:font-size-asian="10pt" style:font-weight-asian="bold" style:font-size-complex="10pt" style:font-weight-complex="bold"/>
    </style:style>
    <style:style style:name="P17" style:family="paragraph" style:parent-style-name="Standard">
      <style:text-properties style:font-name="Arial1" fo:font-size="10pt" fo:font-weight="bold" officeooo:rsid="00087c3c" officeooo:paragraph-rsid="00087c3c" style:font-size-asian="10pt" style:font-weight-asian="bold" style:font-size-complex="10pt" style:font-weight-complex="bold"/>
    </style:style>
    <style:style style:name="P18" style:family="paragraph" style:parent-style-name="Standard">
      <style:text-properties style:font-name="Arial1" fo:font-size="10pt" fo:font-weight="bold" officeooo:rsid="007e73ab" officeooo:paragraph-rsid="007e73ab" style:font-size-asian="10pt" style:font-weight-asian="bold" style:font-size-complex="10pt" style:font-weight-complex="bold"/>
    </style:style>
    <style:style style:name="P19" style:family="paragraph" style:parent-style-name="Standard">
      <style:paragraph-properties fo:text-align="center" style:justify-single-word="false"/>
      <style:text-properties style:font-name="Arial1" fo:font-size="10pt" fo:font-weight="bold" officeooo:rsid="000a7467" officeooo:paragraph-rsid="00087c3c" style:font-size-asian="10pt" style:font-weight-asian="bold" style:font-size-complex="10pt" style:font-weight-complex="bold"/>
    </style:style>
    <style:style style:name="P20" style:family="paragraph" style:parent-style-name="Standard">
      <style:text-properties style:font-name="Arial1" fo:font-size="10pt" fo:font-weight="normal" officeooo:rsid="0007ca86" officeooo:paragraph-rsid="007c929e" style:font-size-asian="10pt" style:font-weight-asian="normal" style:font-size-complex="10pt" style:font-weight-complex="normal"/>
    </style:style>
    <style:style style:name="P21" style:family="paragraph" style:parent-style-name="Standard">
      <style:text-properties style:font-name="Arial1" fo:font-size="10pt" fo:font-weight="normal" officeooo:rsid="0007ca86" officeooo:paragraph-rsid="0007ca86" style:font-size-asian="10pt" style:font-weight-asian="normal" style:font-size-complex="10pt" style:font-weight-complex="normal"/>
    </style:style>
    <style:style style:name="P22" style:family="paragraph" style:parent-style-name="Standard">
      <style:text-properties style:font-name="Arial1" fo:font-size="10pt" officeooo:rsid="0007ca86" officeooo:paragraph-rsid="00825d4c" style:font-size-asian="10pt" style:font-size-complex="10pt"/>
    </style:style>
    <style:style style:name="P23" style:family="paragraph" style:parent-style-name="Standard">
      <style:text-properties style:font-name="Arial1" fo:font-size="10pt" officeooo:rsid="00087c3c" officeooo:paragraph-rsid="00087c3c" style:font-size-asian="10pt" style:font-size-complex="10pt"/>
    </style:style>
    <style:style style:name="P24" style:family="paragraph" style:parent-style-name="Standard">
      <style:text-properties style:font-name="Arial2" fo:font-size="10pt" fo:font-weight="normal" officeooo:rsid="0082de20" officeooo:paragraph-rsid="0082de20" style:font-size-asian="10pt" style:font-weight-asian="normal" style:font-size-complex="10pt" style:font-weight-complex="normal"/>
    </style:style>
    <style:style style:name="P25"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825d4c" fo:background-color="transparent" style:font-size-asian="10pt" style:font-size-complex="10pt"/>
    </style:style>
    <style:style style:name="P26"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7c929e" fo:background-color="transparent" style:font-size-asian="10pt" style:font-size-complex="10pt"/>
    </style:style>
    <style:style style:name="P27" style:family="paragraph" style:parent-style-name="Table_20_Contents">
      <style:text-properties style:font-name="Arial1" fo:font-size="10pt" officeooo:paragraph-rsid="007c929e" fo:background-color="transparent" style:font-size-asian="10pt" style:font-size-complex="10pt"/>
    </style:style>
    <style:style style:name="P28" style:family="paragraph" style:parent-style-name="Table_20_Contents">
      <style:text-properties style:font-name="Arial1" fo:font-size="10pt" officeooo:rsid="00825d4c" officeooo:paragraph-rsid="00825d4c" fo:background-color="transparent" style:font-size-asian="10pt" style:font-size-complex="10pt"/>
    </style:style>
    <style:style style:name="P29" style:family="paragraph" style:parent-style-name="Table_20_Contents">
      <style:text-properties style:font-name="Arial1" fo:font-size="10pt" officeooo:rsid="00a06f01" officeooo:paragraph-rsid="00a06f01" fo:background-color="transparent" style:font-size-asian="10pt" style:font-size-complex="10pt"/>
    </style:style>
    <style:style style:name="P30" style:family="paragraph" style:parent-style-name="Table_20_Contents">
      <style:text-properties style:font-name="Arial1" fo:font-size="10pt" officeooo:rsid="00a06f01" officeooo:paragraph-rsid="00888dd3" fo:background-color="transparent" style:font-size-asian="10pt" style:font-size-complex="10pt"/>
    </style:style>
    <style:style style:name="P31" style:family="paragraph" style:parent-style-name="Table_20_Contents">
      <style:text-properties style:font-name="Arial1" fo:font-size="10pt" officeooo:rsid="007c929e" officeooo:paragraph-rsid="007c929e" fo:background-color="transparent" style:font-size-asian="10pt" style:font-size-complex="10pt"/>
    </style:style>
    <style:style style:name="P32" style:family="paragraph" style:parent-style-name="Table_20_Contents">
      <style:text-properties style:font-name="Arial1" fo:font-size="10pt" officeooo:rsid="00b80283" officeooo:paragraph-rsid="00b80283" fo:background-color="transparent" style:font-size-asian="10pt" style:font-size-complex="10pt"/>
    </style:style>
    <style:style style:name="P33"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paragraph-rsid="007c929e" fo:background-color="transparent" style:font-size-asian="10pt" style:font-weight-asian="bold" style:font-size-complex="10pt" style:font-weight-complex="bold"/>
    </style:style>
    <style:style style:name="P34"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rsid="00830f09" officeooo:paragraph-rsid="00830f09" fo:background-color="transparent" style:font-size-asian="10pt" style:font-weight-asian="bold" style:font-size-complex="10pt" style:font-weight-complex="bold"/>
    </style:style>
    <style:style style:name="P35" style:family="paragraph" style:parent-style-name="Table_20_Contents">
      <style:text-properties style:font-name="Arial1" fo:font-size="10pt" fo:font-weight="normal" officeooo:rsid="00a06f01" officeooo:paragraph-rsid="00a06f01" fo:background-color="transparent" style:font-size-asian="10pt" style:font-weight-asian="normal" style:font-size-complex="10pt" style:font-weight-complex="normal"/>
    </style:style>
    <style:style style:name="P36" style:family="paragraph" style:parent-style-name="Footnote">
      <style:text-properties style:font-name="Arial1" fo:font-size="8pt" officeooo:rsid="00826c5e" officeooo:paragraph-rsid="00826c5e" style:font-size-asian="8pt" style:font-size-complex="8pt"/>
    </style:style>
    <style:style style:name="P37" style:family="paragraph" style:parent-style-name="Standard" style:master-page-name="Landscape">
      <style:paragraph-properties style:page-number="auto"/>
      <style:text-properties style:font-name="Arial1" fo:font-size="12pt" fo:font-weight="normal" officeooo:rsid="0007ca86" officeooo:paragraph-rsid="0007ca86" style:font-size-asian="12pt" style:font-weight-asian="normal" style:font-size-complex="12pt" style:font-weight-complex="normal"/>
    </style:style>
    <style:style style:name="P38" style:family="paragraph" style:parent-style-name="Standard" style:master-page-name="Standard">
      <style:paragraph-properties fo:text-align="center" style:justify-single-word="false" style:page-number="auto"/>
      <style:text-properties style:font-name="Arial1" fo:font-size="10pt" fo:font-weight="normal" officeooo:rsid="0082de20" officeooo:paragraph-rsid="0082de20" style:font-size-asian="10pt" style:font-weight-asian="normal" style:font-size-complex="10pt" style:font-weight-complex="normal"/>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1" style:family="paragraph">
      <loext:graphic-properties draw:fill="solid" draw:fill-color="#ffffff"/>
    </style:style>
    <style:style style:name="T1" style:family="text">
      <style:text-properties fo:background-color="transparent" loext:char-shading-value="0"/>
    </style:style>
    <style:style style:name="T2" style:family="text">
      <style:text-properties fo:font-weight="normal" style:font-weight-asian="normal" style:font-weight-complex="normal"/>
    </style:style>
    <style:style style:name="T3" style:family="text">
      <style:text-properties fo:font-weight="normal" officeooo:rsid="004715f6" style:font-weight-asian="normal" style:font-weight-complex="normal"/>
    </style:style>
    <style:style style:name="T4" style:family="text">
      <style:text-properties fo:font-weight="normal" officeooo:rsid="0007ca86" style:font-weight-asian="normal" style:font-weight-complex="normal"/>
    </style:style>
    <style:style style:name="T5" style:family="text">
      <style:text-properties fo:font-weight="normal" officeooo:rsid="00a06f01" style:font-weight-asian="normal" style:font-weight-complex="normal"/>
    </style:style>
    <style:style style:name="T6" style:family="text">
      <style:text-properties fo:font-weight="normal" officeooo:rsid="00b453e8" style:font-weight-asian="normal" style:font-weight-complex="normal"/>
    </style:style>
    <style:style style:name="T7" style:family="text">
      <style:text-properties fo:font-weight="normal" officeooo:rsid="00ae204a" style:font-weight-asian="normal" style:font-weight-complex="normal"/>
    </style:style>
    <style:style style:name="T8" style:family="text">
      <style:text-properties fo:font-weight="normal" officeooo:rsid="00b25838" style:font-weight-asian="normal" style:font-weight-complex="normal"/>
    </style:style>
    <style:style style:name="T9" style:family="text">
      <style:text-properties fo:font-weight="normal" officeooo:rsid="00b679d8" style:font-weight-asian="normal" style:font-weight-complex="normal"/>
    </style:style>
    <style:style style:name="T10" style:family="text">
      <style:text-properties style:use-window-font-color="true" fo:font-weight="normal" fo:background-color="transparent" loext:char-shading-value="0" style:font-weight-asian="normal" style:font-weight-complex="normal"/>
    </style:style>
    <style:style style:name="T11" style:family="text">
      <style:text-properties style:use-window-font-color="true" fo:font-weight="normal" officeooo:rsid="0082de20" fo:background-color="transparent" loext:char-shading-value="0" style:font-weight-asian="normal" style:font-weight-complex="normal"/>
    </style:style>
    <style:style style:name="T12" style:family="text">
      <style:text-properties style:font-name="Arial2"/>
    </style:style>
    <style:style style:name="T13" style:family="text">
      <style:text-properties officeooo:rsid="0084e411"/>
    </style:style>
    <style:style style:name="T14" style:family="text">
      <style:text-properties officeooo:rsid="000c6bcc"/>
    </style:style>
    <style:style style:name="T15" style:family="text">
      <style:text-properties officeooo:rsid="0007ca86"/>
    </style:style>
    <style:style style:name="T16" style:family="text">
      <style:text-properties officeooo:rsid="000d80b4"/>
    </style:style>
    <style:style style:name="T17" style:family="text">
      <style:text-properties officeooo:rsid="0092148e"/>
    </style:style>
    <style:style style:name="T18" style:family="text">
      <style:text-properties officeooo:rsid="00ad7ef9"/>
    </style:style>
    <style:style style:name="T19" style:family="text">
      <style:text-properties officeooo:rsid="00b166c7"/>
    </style:style>
    <style:style style:name="T20" style:family="text">
      <style:text-properties officeooo:rsid="00b5bf42"/>
    </style:style>
    <style:style style:name="T21" style:family="text">
      <style:text-properties officeooo:rsid="00b679d8"/>
    </style:style>
    <style:style style:name="T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font-size="10pt" fo:language="fr" fo:country="FR" style:language-asian="zh" style:country-asian="CN" style:language-complex="hi" style:country-complex="IN"/>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fo:background-color="transparent" draw:fill="none" draw:fill-color="#ffffff" draw:opacity="100%"/>
    </style:style>
    <style:style style:name="gr1" style:family="graphic">
      <style:graphic-properties draw:stroke="none" svg:stroke-color="#3465a4" draw:fill="solid" draw:fill-color="#ffffff" draw:textarea-horizontal-align="justify" draw:textarea-vertical-align="middle" draw:auto-grow-height="false" fo:min-height="10.795cm" fo:min-width="17.83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ROJET P<text:span text:style-name="T17">acman</text:span></text:p>
      <text:p text:style-name="P16"/>
      <text:p text:style-name="P16"/>
      <text:p text:style-name="P16"><draw:frame draw:style-name="fr1" draw:name="Cadre7" text:anchor-type="paragraph" svg:x="0.034cm" svg:y="0.233cm" svg:width="17.082cm" draw:z-index="1"><draw:text-box fo:min-height="0.79cm"><text:p text:style-name="P19">FICHE DE SPÉCIFICATION DE L’US N° : <text:span text:style-name="T19">418</text:span></text:p></draw:text-box></draw:frame></text:p>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columns-spanned="4" office:value-type="string">
            <text:p text:style-name="P34">Historique des modifications</text:p>
            <text:p text:style-name="P25"/>
          </table:table-cell>
          <table:covered-table-cell/>
          <table:covered-table-cell/>
          <table:covered-table-cell/>
        </table:table-row>
        <table:table-row>
          <table:table-cell table:style-name="Tableau2.A2" office:value-type="string">
            <text:p text:style-name="P28">version</text:p>
          </table:table-cell>
          <table:table-cell table:style-name="Tableau2.B2" office:value-type="string">
            <text:p text:style-name="P28">Date</text:p>
          </table:table-cell>
          <table:table-cell table:style-name="Tableau2.C2" office:value-type="string">
            <text:p text:style-name="P28">Auteur de la modification</text:p>
          </table:table-cell>
          <table:table-cell table:style-name="Tableau2.D2" office:value-type="string">
            <text:p text:style-name="P28">statut<text:note text:id="ftn1" text:note-class="footnote"><text:note-citation>1</text:note-citation><text:note-body><text:p text:style-name="P36">Les modalités du statut sont : validé EPS, accepté EPI, fini</text:p></text:note-body></text:note></text:p>
          </table:table-cell>
        </table:table-row>
        <table:table-row>
          <table:table-cell table:style-name="Tableau2.A2" office:value-type="string">
            <text:p text:style-name="P28">00</text:p>
          </table:table-cell>
          <table:table-cell table:style-name="Tableau2.B3" office:value-type="string">
            <text:p text:style-name="P29">2<text:span text:style-name="T18">7</text:span>/09/2018</text:p>
          </table:table-cell>
          <table:table-cell table:style-name="Tableau2.C3" office:value-type="string">
            <text:p text:style-name="P35">GC</text:p>
          </table:table-cell>
          <table:table-cell table:style-name="Tableau2.D3" office:value-type="string">
            <text:p text:style-name="P32">validé EPS</text:p>
          </table:table-cell>
        </table:table-row>
        <table:table-row>
          <table:table-cell table:style-name="Tableau2.A2" office:value-type="string">
            <text:p text:style-name="P28">01</text:p>
          </table:table-cell>
          <table:table-cell table:style-name="Tableau2.B4" office:value-type="string">
            <text:p text:style-name="P7">29/10/2018</text:p>
          </table:table-cell>
          <table:table-cell table:style-name="Tableau2.C4" office:value-type="string">
            <text:p text:style-name="P7">ALM</text:p>
          </table:table-cell>
          <table:table-cell table:style-name="Tableau2.D4" office:value-type="string">
            <text:p text:style-name="P7">Relecture EPI - Questions</text:p>
          </table:table-cell>
        </table:table-row>
      </table:table>
      <text:p text:style-name="P22"><draw:frame draw:style-name="fr1" draw:name="Cadre2" text:anchor-type="paragraph" svg:x="0.018cm" svg:y="0.37cm" svg:width="17.03cm" draw:z-index="0"><draw:text-box fo:min-height="0.79cm"><text:p text:style-name="P23">FONCTIONNALIT<text:span text:style-name="T4">É : </text:span><text:span text:style-name="T5">Afficher les libellés des modalités pour les dimensions choisies</text:span></text:p></draw:text-box></draw:frame><draw:frame draw:style-name="fr1" draw:name="Cadre8" text:anchor-type="paragraph" svg:x="-0.019cm" svg:y="1.505cm" svg:width="17.014cm" draw:z-index="2"><draw:text-box fo:min-height="0.79cm"><text:p text:style-name="P23"><text:span text:style-name="T16">PROFIL</text:span> D'UTILISAT<text:span text:style-name="T16">EURS</text:span> CONCERN<text:span text:style-name="T4">É : <text:s/></text:span><text:span text:style-name="T5">Consultant</text:span></text:p></draw:text-box></draw:frame></text:p>
      <table:table table:name="Tableau1" table:style-name="Tableau1">
        <table:table-column table:style-name="Tableau1.A"/>
        <table:table-column table:style-name="Tableau1.B"/>
        <table:table-row>
          <table:table-cell table:style-name="Tableau1.A1" table:number-columns-spanned="2" office:value-type="string">
            <text:p text:style-name="P26"/>
            <text:p text:style-name="P33">Description</text:p>
            <text:p text:style-name="P26"/>
          </table:table-cell>
          <table:covered-table-cell/>
        </table:table-row>
        <table:table-row>
          <table:table-cell table:style-name="Tableau1.A2" office:value-type="string">
            <text:p text:style-name="P27">En tant que</text:p>
          </table:table-cell>
          <table:table-cell table:style-name="Tableau1.B4" office:value-type="string">
            <text:p text:style-name="P30">consultant</text:p>
          </table:table-cell>
        </table:table-row>
        <table:table-row>
          <table:table-cell table:style-name="Tableau1.A2" office:value-type="string">
            <text:p text:style-name="P27">Je veux</text:p>
          </table:table-cell>
          <table:table-cell table:style-name="Tableau1.B4" office:value-type="string">
            <text:p text:style-name="P31"><text:span text:style-name="T20">a</text:span>fficher les libellés des modalités pour les dimensions choisies</text:p>
          </table:table-cell>
        </table:table-row>
        <table:table-row>
          <table:table-cell table:style-name="Tableau1.A2" office:value-type="string">
            <text:p text:style-name="P27">Afin de/<text:span text:style-name="T13">que</text:span></text:p>
          </table:table-cell>
          <table:table-cell table:style-name="Tableau1.B4" office:value-type="string">
            <text:p text:style-name="P13">le tableau réponde à mes besoins de consultation</text:p>
          </table:table-cell>
        </table:table-row>
      </table:table>
      <text:p text:style-name="P20"/>
      <text:p text:style-name="P21"><draw:frame draw:style-name="fr2" draw:name="Cadre3" text:anchor-type="paragraph" svg:x="0.104cm" svg:y="7.558cm" svg:width="16.953cm" draw:z-index="6"><draw:text-box fo:min-height="2.738cm"><text:p text:style-name="P17">Liste des r<text:span text:style-name="T14">è</text:span>gles de gestion à appliquer pour cette fonctionnalité<text:span text:style-name="T15"> : </text:span></text:p><text:p text:style-name="P9"/></draw:text-box></draw:frame><draw:frame draw:style-name="fr2" draw:name="Cadre4" text:anchor-type="paragraph" svg:x="0.104cm" svg:y="2.228cm" svg:width="16.923cm" draw:z-index="3"><draw:text-box fo:min-height="4.819cm"><text:p text:style-name="P23"><text:span text:style-name="T2">Pré-requis à la mise en œuvre de la fonctionnalité</text:span><text:span text:style-name="T4"> : </text:span></text:p><text:p text:style-name="P3">L’utilisateur a choisi <office:annotation office:name="__Annotation__6823_1429993782"><dc:creator>Auteur inconnu</dc:creator><dc:date>2018-10-16T17:18:50.130000000</dc:date><text:p text:style-name="P39"><text:span text:style-name="T22">Même remarque que pour l’US 384.</text:span></text:p></office:annotation>l<text:span text:style-name="T18">e menu « Afficher les libellés des modalités » de l’item « Options »</text:span><office:annotation-end office:name="__Annotation__6823_1429993782"/><text:span text:style-name="T18"> dans le bandeau du haut.</text:span></text:p></draw:text-box></draw:frame></text:p>
      <text:p text:style-name="P15">SPÉCIFICATIONS DÉTAILLÉES</text:p>
      <text:p text:style-name="P21"><draw:frame draw:style-name="fr2" draw:name="Cadre5" text:anchor-type="paragraph" svg:x="0.03cm" svg:y="0.37cm" svg:width="16.974cm" draw:z-index="5"><draw:text-box fo:min-height="14.97cm"><text:p text:style-name="P17"><office:annotation office:name="__Annotation__6826_1429993782"><dc:creator>Auteur inconnu</dc:creator><dc:date>2018-10-16T17:19:42.626000000</dc:date><text:p text:style-name="P39"><text:span text:style-name="T22">OK c’est très clair, mais je ne vois pas l’intérêt de pouvoir activer / désactiver cet affichage. En général ce genre d’info-bulles s’affiche lorsque le pointeur de la souris reste une fraction de seconde sur la zone correspondante. C’est rapide, mais assez lent pour identifier un choix délibéré de l’utilisateur. Dans ce cas, je ne vois pas pourquoi ça ne serait pas toujours actif. Ça ne peut gêner personne. Ou alors tu voudrais que l’affichage soit immédiat, auquel cas je comprends mieux.</text:span></text:p></office:annotation>Description de la fonctionnalité<office:annotation-end office:name="__Annotation__6826_1429993782"/> : <text:span text:style-name="T3">cf. exemple d'écran en annexe de la fiche</text:span></text:p><text:p text:style-name="P10"><text:span text:style-name="T7">Lorsque l’</text:span><text:span text:style-name="T2">utilisateur a choisi l’</text:span><text:span text:style-name="T8">option « Affich</text:span><text:span text:style-name="T9">er</text:span><text:span text:style-name="T8"> </text:span><text:span text:style-name="T9">l</text:span><text:span text:style-name="T8">es libellés des modalités » dans le menu « Options », </text:span><text:span text:style-name="T9">les libellés des modalités en ligne et en colonne apparaissent sous forme d’info-bulles lorsque l’utilisateur passe sa souris au-dessus de l’identifiant de la modalité.</text:span></text:p><text:p text:style-name="P5"/><text:p text:style-name="P11"><text:span text:style-name="T9">L’option « Afficher les libellés des modalités » dans le menu « Options » est alors remplacée par l’option « Masquer les libellés des modalités». Pour ne plus afficher les libellés des modalités sous forme d’info-bulles, il suffit de choisir cette option. Elle est alors remplacée à nouveau par l’option <text:s/>« Afficher les libellés des modalités » </text:span><text:span text:style-name="T6">dans le menu « Options ».</text:span></text:p><text:p text:style-name="P6"/><text:p text:style-name="P12"><office:annotation office:name="__Annotation__2038_3701257382"><dc:creator>Agathe Le Meur</dc:creator><dc:date>2018-10-29T09:04:50.470000000</dc:date><loext:sender-initials>ALM</loext:sender-initials><text:p text:style-name="P39"><text:span text:style-name="T22">Pour être sûre de ne pas me tromper : pour l’instant l’export du tabelau n’est pas du tout traité, on est d’accord ?</text:span></text:p><text:p text:style-name="P39"><text:span text:style-name="T22">Par contre, quand on sera dessus, il faudra qu’en version calc on ait une colonne/ligne supplémentaire avec le libellé, c’est bien ca ?</text:span></text:p></office:annotation><text:span text:style-name="T6">N</text:span><text:span text:style-name="T2">ote : pour l’exportation du tableau sous Calc, les libellés devront être traités comme toutes les autres composantes du tableau.</text:span><office:annotation-end office:name="__Annotation__2038_3701257382"/><office:annotation><dc:creator>Georges Consalès</dc:creator><dc:date>2018-10-29T10:49:37.569000000</dc:date><loext:sender-initials>GC</loext:sender-initials><text:p text:style-name="P40"><text:span text:style-name="T23">Répondre à Agathe Le Meur (29/10/2018, 09:04): "..."</text:span></text:p><text:p><text:span text:style-name="T24">Oui, c’est exactement ça ! C’est juste un pense-bête pour ne pas oublier...</text:span></text:p></office:annotation></text:p></draw:text-box></draw:frame><draw:frame draw:style-name="fr2" draw:name="Cadre6" text:anchor-type="paragraph" svg:x="0.041cm" svg:y="16.147cm" svg:width="16.974cm" draw:z-index="4"><draw:text-box fo:min-height="0.669cm"><text:p text:style-name="P17">Résultat attendu de la fonctionnalité<text:span text:style-name="T15"> : </text:span></text:p><text:p text:style-name="P8">L’<text:span text:style-name="T21">utilisateur a accès aux libellés des modalités dans le tableau sous forme d’info-bulles</text:span></text:p></draw:text-box></draw:frame><text:soft-page-break/></text:p>
      <text:p text:style-name="P21"><draw:frame draw:style-name="fr3" draw:name="Cadre9" text:anchor-type="paragraph" svg:x="0.146cm" svg:y="0.415cm" svg:width="16.974cm" draw:z-index="7"><draw:text-box fo:min-height="0.669cm"><text:p text:style-name="P18"><text:span text:style-name="T15">C</text:span><text:span text:style-name="T1">ritère d’acceptation – Jeux de test </text:span><text:span text:style-name="T10">(</text:span><text:span text:style-name="T11">y c.</text:span><text:span text:style-name="T10"> d</text:span><text:span text:style-name="T11">é</text:span><text:span text:style-name="T10">finition de prêt)</text:span></text:p><text:p text:style-name="P4">L’<text:span text:style-name="T21">utilisateur a accès aux libellés des modalités dans le tableau sous forme d’info-bulles</text:span></text:p><text:p text:style-name="P2"/><text:p text:style-name="P1"/><text:p text:style-name="P1"/></draw:text-box></draw:frame></text:p>
      <text:p text:style-name="P21"/>
      <text:p text:style-name="P37"><draw:custom-shape text:anchor-type="paragraph" draw:z-index="8" draw:name="Forme2" draw:style-name="gr1" draw:text-style-name="P41" svg:width="17.834cm" svg:height="10.796cm" svg:x="7.558cm" svg:y="3.639cm"><text:p/><draw:enhanced-geometry svg:viewBox="0 0 21600 21600" draw:type="rectangle" draw:enhanced-path="M 0 0 L 21600 0 21600 21600 0 21600 0 0 Z N"/></draw:custom-shape></text:p>
      <text:p text:style-name="P38">ANNEXE DE PR<text:span text:style-name="T12">É</text:span>SENTATION DES DONN<text:span text:style-name="T12">ÉES DE TEST</text:span></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8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s Consalès</meta:initial-creator>
    <meta:creation-date>2016-01-15T09:34:33.434000000</meta:creation-date>
    <dc:date>2018-10-29T10:50:00.782000000</dc:date>
    <meta:editing-duration>P2DT34M15S</meta:editing-duration>
    <meta:editing-cycles>149</meta:editing-cycles>
    <meta:generator>LibreOffice/5.4.6.2$Windows_X86_64 LibreOffice_project/4014ce260a04f1026ba855d3b8d91541c224eab8</meta:generator>
    <meta:print-date>2016-05-11T15:29:19.484000000</meta:print-date>
    <dc:creator>Georges Consalès</dc:creator>
    <meta:document-statistic meta:table-count="2" meta:image-count="0" meta:object-count="0" meta:page-count="4" meta:paragraph-count="38" meta:word-count="317" meta:character-count="1968" meta:non-whitespace-character-count="1683"/>
  </office:meta>
</office:document-meta>
</file>